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5"/>
          <table:covered-table-cell table:number-columns-repeated="2" table:style-name="Default"/>
          <table:covered-table-cell table:number-columns-repeated="19" table:style-name="ce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Default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ce7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:.B24])" office:value-type="float" office:value="0.913019820318596" calcext:value-type="float">
            <text:p>0.91</text:p>
          </table:table-cell>
          <table:table-cell table:style-name="ce17" table:formula="of:=AVERAGE([.C2:.C24])" office:value-type="float" office:value="0.954177351380803" calcext:value-type="float">
            <text:p>0.95</text:p>
          </table:table-cell>
          <table:table-cell table:style-name="ce17" table:formula="of:=AVERAGE([.D2:.D24])" office:value-type="float" office:value="0.961104449262021" calcext:value-type="float">
            <text:p>0.96</text:p>
          </table:table-cell>
          <table:table-cell table:style-name="ce17" table:formula="of:=AVERAGE([.E2:.E24])" office:value-type="float" office:value="0.974957333237896" calcext:value-type="float">
            <text:p>0.97</text:p>
          </table:table-cell>
          <table:table-cell table:style-name="ce17" table:formula="of:=AVERAGE([.F2:.F24])" office:value-type="float" office:value="0.975150253490361" calcext:value-type="float">
            <text:p>0.98</text:p>
          </table:table-cell>
          <table:table-cell table:style-name="ce17" table:formula="of:=AVERAGE([.G2:.G24])" office:value-type="float" office:value="0.976137633791862" calcext:value-type="float">
            <text:p>0.98</text:p>
          </table:table-cell>
          <table:table-cell table:style-name="ce17" table:formula="of:=AVERAGE([.H2:.H24])" office:value-type="float" office:value="0.97074503539431" calcext:value-type="float">
            <text:p>0.97</text:p>
          </table:table-cell>
          <table:table-cell table:style-name="ce17" table:formula="of:=AVERAGE([.I2:.I24])" office:value-type="float" office:value="0.962410776814293" calcext:value-type="float">
            <text:p>0.96</text:p>
          </table:table-cell>
          <table:table-cell table:style-name="ce17" table:formula="of:=AVERAGE([.J2:.J24])" office:value-type="float" office:value="0.959688754283875" calcext:value-type="float">
            <text:p>0.96</text:p>
          </table:table-cell>
          <table:table-cell table:style-name="ce17" table:formula="of:=AVERAGE([.K2:.K24])" office:value-type="float" office:value="0.960604969814554" calcext:value-type="float">
            <text:p>0.96</text:p>
          </table:table-cell>
          <table:table-cell table:style-name="ce17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8:.B46])" office:value-type="float" office:value="0.877196026064039" calcext:value-type="float">
            <text:p>0.88</text:p>
          </table:table-cell>
          <table:table-cell table:style-name="ce17" table:formula="of:=AVERAGE([.C28:.C46])" office:value-type="float" office:value="0.897695932463038" calcext:value-type="float">
            <text:p>0.90</text:p>
          </table:table-cell>
          <table:table-cell table:style-name="ce17" table:formula="of:=AVERAGE([.D28:.D46])" office:value-type="float" office:value="0.907549741763803" calcext:value-type="float">
            <text:p>0.91</text:p>
          </table:table-cell>
          <table:table-cell table:style-name="ce17" table:formula="of:=AVERAGE([.E28:.E46])" office:value-type="float" office:value="0.915334679139662" calcext:value-type="float">
            <text:p>0.92</text:p>
          </table:table-cell>
          <table:table-cell table:style-name="ce17" table:formula="of:=AVERAGE([.F28:.F46])" office:value-type="float" office:value="0.917215987786279" calcext:value-type="float">
            <text:p>0.92</text:p>
          </table:table-cell>
          <table:table-cell table:style-name="ce17" table:formula="of:=AVERAGE([.G28:.G46])" office:value-type="float" office:value="0.908836355641641" calcext:value-type="float">
            <text:p>0.91</text:p>
          </table:table-cell>
          <table:table-cell table:style-name="ce17" table:formula="of:=AVERAGE([.H28:.H46])" office:value-type="float" office:value="0.898176264299976" calcext:value-type="float">
            <text:p>0.90</text:p>
          </table:table-cell>
          <table:table-cell table:style-name="ce17" table:formula="of:=AVERAGE([.I28:.I46])" office:value-type="float" office:value="0.900127950584896" calcext:value-type="float">
            <text:p>0.90</text:p>
          </table:table-cell>
          <table:table-cell table:style-name="ce17" table:formula="of:=AVERAGE([.J28:.J46])" office:value-type="float" office:value="0.894715411825741" calcext:value-type="float">
            <text:p>0.89</text:p>
          </table:table-cell>
          <table:table-cell table:style-name="ce17" table:formula="of:=AVERAGE([.K28:.K46])" office:value-type="float" office:value="0.893074974273464" calcext:value-type="float">
            <text:p>0.89</text:p>
          </table:table-cell>
          <table:table-cell table:style-name="ce17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660.56pt" svg:y="96.94pt">
            <loext:p draw:notify-on-update-of-ranges="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 Middle_term_Scalability.N3:Middle_term_Scalability.N3 Middle_term_Scalability.N4:Middle_term_Scalability.N7 Middle_term_Scalability.O3:Middle_term_Scalability.O3 Middle_term_Scalability.O4:Middle_term_Scalability.O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610.07pt" svg:y="663.85pt">
            <loext:p draw:notify-on-update-of-ranges="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 Middle_term_Scalability.N46:Middle_term_Scalability.N46 Middle_term_Scalability.N47:Middle_term_Scalability.N50 Middle_term_Scalability.O46:Middle_term_Scalability.O46 Middle_term_Scalability.O47:Middle_term_Scalability.O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1" table:number-columns-repeated="6" table:default-cell-style-name="Default"/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MOEA/D-long-term</text:p>
          </table:table-cell>
          <table:table-cell office:value-type="string" calcext:value-type="string">
            <text:p>VSD-MOEA/D-long-term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992939943045489" calcext:value-type="float">
            <text:p>0.993</text:p>
          </table:table-cell>
          <table:table-cell office:value-type="float" office:value="0.992908054227859" calcext:value-type="float">
            <text:p>0.99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08299043731" calcext:value-type="float">
            <text:p>0.989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848586076160048" calcext:value-type="float">
            <text:p>0.849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93706512016267" calcext:value-type="float">
            <text:p>0.994</text:p>
          </table:table-cell>
          <table:table-cell office:value-type="float" office:value="0.990441408128823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91819849236956" calcext:value-type="float">
            <text:p>0.992</text:p>
          </table:table-cell>
          <table:table-cell office:value-type="float" office:value="0.989826945641443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94233114520161" calcext:value-type="float">
            <text:p>0.994</text:p>
          </table:table-cell>
          <table:table-cell office:value-type="float" office:value="0.98949728027864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926362193466948" calcext:value-type="float">
            <text:p>0.926</text:p>
          </table:table-cell>
          <table:table-cell office:value-type="float" office:value="0.903247132144954" calcext:value-type="float">
            <text:p>0.90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566626501829823" calcext:value-type="float">
            <text:p>0.567</text:p>
          </table:table-cell>
          <table:table-cell office:value-type="float" office:value="0.799464121637875" calcext:value-type="float">
            <text:p>0.79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71113456633806" calcext:value-type="float">
            <text:p>0.711</text:p>
          </table:table-cell>
          <table:table-cell office:value-type="float" office:value="0.842224308952384" calcext:value-type="float">
            <text:p>0.84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92506446413891" calcext:value-type="float">
            <text:p>0.993</text:p>
          </table:table-cell>
          <table:table-cell office:value-type="float" office:value="0.991508676907191" calcext:value-type="float">
            <text:p>0.9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47435707755631" calcext:value-type="float">
            <text:p>0.947</text:p>
          </table:table-cell>
          <table:table-cell office:value-type="float" office:value="0.988484064025529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59219868501231" calcext:value-type="float">
            <text:p>0.959</text:p>
          </table:table-cell>
          <table:table-cell office:value-type="float" office:value="0.988274869226866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7823801973377" calcext:value-type="float">
            <text:p>0.988</text:p>
          </table:table-cell>
          <table:table-cell office:value-type="float" office:value="0.987760686735094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882839480064267" calcext:value-type="float">
            <text:p>0.883</text:p>
          </table:table-cell>
          <table:table-cell office:value-type="float" office:value="0.913991626495788" calcext:value-type="float">
            <text:p>0.91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45359931458028" calcext:value-type="float">
            <text:p>0.945</text:p>
          </table:table-cell>
          <table:table-cell office:value-type="float" office:value="0.931778640618572" calcext:value-type="float">
            <text:p>0.9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60187901265748" calcext:value-type="float">
            <text:p>0.860</text:p>
          </table:table-cell>
          <table:table-cell office:value-type="float" office:value="0.855588367755617" calcext:value-type="float">
            <text:p>0.85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944666890362445" calcext:value-type="float">
            <text:p>0.945</text:p>
          </table:table-cell>
          <table:table-cell office:value-type="float" office:value="0.887454735866973" calcext:value-type="float">
            <text:p>0.887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2:.C24])" office:value-type="float" office:value="0.909017884426958" calcext:value-type="float">
            <text:p>0.909</text:p>
          </table:table-cell>
          <table:table-cell table:formula="of:=AVERAGE([.D2:.D24])" office:value-type="float" office:value="0.823540141349181" calcext:value-type="float">
            <text:p>0.824</text:p>
          </table:table-cell>
          <table:table-cell table:formula="of:=AVERAGE([.E2:.E24])" office:value-type="float" office:value="0.809365840437638" calcext:value-type="float">
            <text:p>0.809</text:p>
          </table:table-cell>
          <table:table-cell table:formula="of:=AVERAGE([.F2:.F24])" office:value-type="float" office:value="0.766560168914968" calcext:value-type="float">
            <text:p>0.767</text:p>
          </table:table-cell>
          <table:table-cell table:formula="of:=AVERAGE([.G2:.G24])" office:value-type="float" office:value="0.909670038582835" calcext:value-type="float">
            <text:p>0.910</text:p>
          </table:table-cell>
          <table:table-cell table:formula="of:=AVERAGE([.H2:.H24])" office:value-type="float" office:value="0.93385183988241" calcext:value-type="float">
            <text:p>0.934</text:p>
          </table:table-cell>
          <table:table-cell table:formula="of:=AVERAGE([.I2:.I24])" office:value-type="float" office:value="0.955223061611501" calcext:value-type="float">
            <text:p>0.955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office:value-type="float" office:value="0.992940075290065" calcext:value-type="float">
            <text:p>0.993</text:p>
          </table:table-cell>
          <table:table-cell office:value-type="float" office:value="0.992908179137568" calcext:value-type="float">
            <text:p>0.99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office:value-type="float" office:value="0.989408349450416" calcext:value-type="float">
            <text:p>0.989</text:p>
          </table:table-cell>
          <table:table-cell office:value-type="float" office:value="0.989443840503729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497189572700263" calcext:value-type="float">
            <text:p>0.497</text:p>
          </table:table-cell>
          <table:table-cell office:value-type="float" office:value="0.766479266496802" calcext:value-type="float">
            <text:p>0.76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91869186591481" calcext:value-type="float">
            <text:p>0.992</text:p>
          </table:table-cell>
          <table:table-cell office:value-type="float" office:value="0.984263834466973" calcext:value-type="float">
            <text:p>0.98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89439522552383" calcext:value-type="float">
            <text:p>0.989</text:p>
          </table:table-cell>
          <table:table-cell office:value-type="float" office:value="0.985312661369211" calcext:value-type="float">
            <text:p>0.98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4482383106382" calcext:value-type="float">
            <text:p>0.994</text:p>
          </table:table-cell>
          <table:table-cell office:value-type="float" office:value="0.990337801161954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86470878316085" calcext:value-type="float">
            <text:p>0.886</text:p>
          </table:table-cell>
          <table:table-cell office:value-type="float" office:value="0.85153590218609" calcext:value-type="float">
            <text:p>0.85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350063827737226" calcext:value-type="float">
            <text:p>0.350</text:p>
          </table:table-cell>
          <table:table-cell office:value-type="float" office:value="0.770086173343853" calcext:value-type="float">
            <text:p>0.77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72782867323043" calcext:value-type="float">
            <text:p>0.728</text:p>
          </table:table-cell>
          <table:table-cell office:value-type="float" office:value="0.732160776910326" calcext:value-type="float">
            <text:p>0.7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91791204843096" calcext:value-type="float">
            <text:p>0.992</text:p>
          </table:table-cell>
          <table:table-cell office:value-type="float" office:value="0.983705153261126" calcext:value-type="float">
            <text:p>0.98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949746719286811" calcext:value-type="float">
            <text:p>0.950</text:p>
          </table:table-cell>
          <table:table-cell office:value-type="float" office:value="0.932351310278958" calcext:value-type="float">
            <text:p>0.9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48666388428023" calcext:value-type="float">
            <text:p>0.949</text:p>
          </table:table-cell>
          <table:table-cell office:value-type="float" office:value="0.964736303100194" calcext:value-type="float">
            <text:p>0.96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1641788667252" calcext:value-type="float">
            <text:p>0.992</text:p>
          </table:table-cell>
          <table:table-cell office:value-type="float" office:value="0.991573195677711" calcext:value-type="float">
            <text:p>0.9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87614520264662" calcext:value-type="float">
            <text:p>0.988</text:p>
          </table:table-cell>
          <table:table-cell office:value-type="float" office:value="0.987219289714837" calcext:value-type="float">
            <text:p>0.98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78167621676764" calcext:value-type="float">
            <text:p>0.878</text:p>
          </table:table-cell>
          <table:table-cell office:value-type="float" office:value="0.881548284796471" calcext:value-type="float">
            <text:p>0.88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47964423066744" calcext:value-type="float">
            <text:p>0.948</text:p>
          </table:table-cell>
          <table:table-cell office:value-type="float" office:value="0.96955742560093" calcext:value-type="float">
            <text:p>0.970</text:p>
          </table:table-cell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7760567577733" calcext:value-type="float">
            <text:p>0.988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8</text:p>
          </table:table-cell>
          <table:table-cell office:value-type="float" office:value="0.572887003570377" calcext:value-type="float">
            <text:p>0.5728870036</text:p>
          </table:table-cell>
          <table:table-cell office:value-type="float" office:value="0.709967715621471" calcext:value-type="float">
            <text:p>0.7099677156</text:p>
          </table:table-cell>
          <table:table-cell office:value-type="float" office:value="0.716177181960906" calcext:value-type="float">
            <text:p>0.716177182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52637053704628" calcext:value-type="float">
            <text:p>0.853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7</text:p>
          </table:table-cell>
          <table:table-cell office:value-type="float" office:value="0.540868581530428" calcext:value-type="float">
            <text:p>0.5408685815</text:p>
          </table:table-cell>
          <table:table-cell office:value-type="float" office:value="0.63912047012779" calcext:value-type="float">
            <text:p>0.6391204701</text:p>
          </table:table-cell>
          <table:table-cell office:value-type="float" office:value="0.663483750539191" calcext:value-type="float">
            <text:p>0.6634837505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42576499559689" calcext:value-type="float">
            <text:p>0.943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</text:p>
          </table:table-cell>
          <table:table-cell office:value-type="float" office:value="0.463581000633658" calcext:value-type="float">
            <text:p>0.4635810006</text:p>
          </table:table-cell>
          <table:table-cell office:value-type="float" office:value="0.5135006461974" calcext:value-type="float">
            <text:p>0.5135006462</text:p>
          </table:table-cell>
          <table:table-cell office:value-type="float" office:value="0.576444871743271" calcext:value-type="float">
            <text:p>0.5764448717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2">
          <table:table-cell table:number-columns-repeated="2"/>
          <table:table-cell table:formula="of:=AVERAGE([.C27:.C49])" office:value-type="float" office:value="0.812524915060868" calcext:value-type="float">
            <text:p>0.813</text:p>
          </table:table-cell>
          <table:table-cell table:formula="of:=AVERAGE([.D27:.D49])" office:value-type="float" office:value="0.804378442210376" calcext:value-type="float">
            <text:p>0.804</text:p>
          </table:table-cell>
          <table:table-cell table:formula="of:=AVERAGE([.E27:.E49])" office:value-type="float" office:value="0.783466585030952" calcext:value-type="float">
            <text:p>0.783</text:p>
          </table:table-cell>
          <table:table-cell table:formula="of:=AVERAGE([.F27:.F49])" office:value-type="float" office:value="0.738057846357255" calcext:value-type="float">
            <text:p>0.738</text:p>
          </table:table-cell>
          <table:table-cell table:formula="of:=AVERAGE([.G27:.G49])" office:value-type="float" office:value="0.79536214029652" calcext:value-type="float">
            <text:p>0.795</text:p>
          </table:table-cell>
          <table:table-cell table:formula="of:=AVERAGE([.H27:.H49])" office:value-type="float" office:value="0.907059842675209" calcext:value-type="float">
            <text:p>0.907</text:p>
          </table:table-cell>
          <table:table-cell table:formula="of:=AVERAGE([.I27:.I49])" office:value-type="float" office:value="0.933750639073629" calcext:value-type="float">
            <text:p>0.934</text:p>
          </table:table-cell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5</text:p>
          </table:table-cell>
          <table:table-cell office:value-type="float" office:value="0.382739550941917" calcext:value-type="float">
            <text:p>0.3827395509</text:p>
          </table:table-cell>
          <table:table-cell office:value-type="float" office:value="0.392461530362589" calcext:value-type="float">
            <text:p>0.3924615304</text:p>
          </table:table-cell>
          <table:table-cell office:value-type="float" office:value="0.493618889636758" calcext:value-type="float">
            <text:p>0.4936188896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92939816096008" calcext:value-type="float">
            <text:p>0.993</text:p>
          </table:table-cell>
          <table:table-cell office:value-type="float" office:value="0.965270036079844" calcext:value-type="float">
            <text:p>0.96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89409915960976" calcext:value-type="float">
            <text:p>0.989</text:p>
          </table:table-cell>
          <table:table-cell office:value-type="float" office:value="0.98944527543886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20" office:value-type="float" office:value="0.00000948910894890794" calcext:value-type="float">
            <text:p>0.000</text:p>
          </table:table-cell>
          <table:table-cell table:style-name="ce21" office:value-type="float" office:value="0.909274097379076" calcext:value-type="float">
            <text:p>0.909</text:p>
          </table:table-cell>
          <table:table-cell table:style-name="ce21" office:value-type="float" office:value="0.989490545422806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table:style-name="ce21" office:value-type="float" office:value="0.00122134451571566" calcext:value-type="float">
            <text:p>0.001</text:p>
          </table:table-cell>
          <table:table-cell table:style-name="ce20" office:value-type="float" office:value="0.0000129213398453209" calcext:value-type="float">
            <text:p>0.000</text:p>
          </table:table-cell>
          <table:table-cell office:value-type="float" office:value="0.98944400528317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88393996319673" calcext:value-type="float">
            <text:p>0.988</text:p>
          </table:table-cell>
          <table:table-cell office:value-type="float" office:value="0.968434027240575" calcext:value-type="float">
            <text:p>0.96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84697963597538" calcext:value-type="float">
            <text:p>0.985</text:p>
          </table:table-cell>
          <table:table-cell office:value-type="float" office:value="0.973993922903142" calcext:value-type="float">
            <text:p>0.97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94307079872245" calcext:value-type="float">
            <text:p>0.994</text:p>
          </table:table-cell>
          <table:table-cell office:value-type="float" office:value="0.9898723113643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831587413235294" calcext:value-type="float">
            <text:p>0.832</text:p>
          </table:table-cell>
          <table:table-cell office:value-type="float" office:value="0.791534547587684" calcext:value-type="float">
            <text:p>0.7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0153008729927007" calcext:value-type="float">
            <text:p>0.015</text:p>
          </table:table-cell>
          <table:table-cell office:value-type="float" office:value="0.474532318841785" calcext:value-type="float">
            <text:p>0.47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640933252127664" calcext:value-type="float">
            <text:p>0.641</text:p>
          </table:table-cell>
          <table:table-cell office:value-type="float" office:value="0.689643966483724" calcext:value-type="float">
            <text:p>0.6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88618883840335" calcext:value-type="float">
            <text:p>0.989</text:p>
          </table:table-cell>
          <table:table-cell office:value-type="float" office:value="0.963180683409783" calcext:value-type="float">
            <text:p>0.96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930560779553334" calcext:value-type="float">
            <text:p>0.931</text:p>
          </table:table-cell>
          <table:table-cell office:value-type="float" office:value="0.587090062691056" calcext:value-type="float">
            <text:p>0.58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877040098628287" calcext:value-type="float">
            <text:p>0.877</text:p>
          </table:table-cell>
          <table:table-cell office:value-type="float" office:value="0.956998413967807" calcext:value-type="float">
            <text:p>0.95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77298748063217" calcext:value-type="float">
            <text:p>0.977</text:p>
          </table:table-cell>
          <table:table-cell office:value-type="float" office:value="0.989872273507386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85827842526111" calcext:value-type="float">
            <text:p>0.986</text:p>
          </table:table-cell>
          <table:table-cell office:value-type="float" office:value="0.966839232613532" calcext:value-type="float">
            <text:p>0.9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75715689430184" calcext:value-type="float">
            <text:p>0.876</text:p>
          </table:table-cell>
          <table:table-cell office:value-type="float" office:value="0.869896170481196" calcext:value-type="float">
            <text:p>0.87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67371217519195" calcext:value-type="float">
            <text:p>0.967</text:p>
          </table:table-cell>
          <table:table-cell office:value-type="float" office:value="0.970403519906171" calcext:value-type="float">
            <text:p>0.97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87231524601696" calcext:value-type="float">
            <text:p>0.987</text:p>
          </table:table-cell>
          <table:table-cell office:value-type="float" office:value="0.985502970627952" calcext:value-type="float">
            <text:p>0.98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814902269161208" calcext:value-type="float">
            <text:p>0.815</text:p>
          </table:table-cell>
          <table:table-cell office:value-type="float" office:value="0.772462798374678" calcext:value-type="float">
            <text:p>0.77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1043527870115" calcext:value-type="float">
            <text:p>0.941</text:p>
          </table:table-cell>
          <table:table-cell office:value-type="float" office:value="0.94899874019644" calcext:value-type="float">
            <text:p>0.949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52:.C74])" office:value-type="float" office:value="0.731090724994383" calcext:value-type="float">
            <text:p>0.731</text:p>
          </table:table-cell>
          <table:table-cell table:formula="of:=AVERAGE([.D52:.D74])" office:value-type="float" office:value="0.743598301237248" calcext:value-type="float">
            <text:p>0.744</text:p>
          </table:table-cell>
          <table:table-cell table:formula="of:=AVERAGE([.E52:.E74])" office:value-type="float" office:value="0.742205579853917" calcext:value-type="float">
            <text:p>0.742</text:p>
          </table:table-cell>
          <table:table-cell table:formula="of:=AVERAGE([.F52:.F74])" office:value-type="float" office:value="0.695916417670474" calcext:value-type="float">
            <text:p>0.696</text:p>
          </table:table-cell>
          <table:table-cell table:formula="of:=AVERAGE([.G52:.G74])" office:value-type="float" office:value="0.725284377965167" calcext:value-type="float">
            <text:p>0.725</text:p>
          </table:table-cell>
          <table:table-cell table:formula="of:=AVERAGE([.H52:.H74])" office:value-type="float" office:value="0.858578739685327" calcext:value-type="float">
            <text:p>0.859</text:p>
          </table:table-cell>
          <table:table-cell table:formula="of:=AVERAGE([.I52:.I74])" office:value-type="float" office:value="0.904676346444699" calcext:value-type="float">
            <text:p>0.905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office:value-type="float" office:value="0.951379952660149" calcext:value-type="float">
            <text:p>0.951</text:p>
          </table:table-cell>
          <table:table-cell office:value-type="float" office:value="0.930005977761781" calcext:value-type="float">
            <text:p>0.93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office:value-type="float" office:value="0.9756828155536" calcext:value-type="float">
            <text:p>0.976</text:p>
          </table:table-cell>
          <table:table-cell office:value-type="float" office:value="0.958378252433529" calcext:value-type="float">
            <text:p>0.95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office:value-type="float" office:value="0.993780948224235" calcext:value-type="float">
            <text:p>0.994</text:p>
          </table:table-cell>
          <table:table-cell office:value-type="float" office:value="0.988184086725545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office:value-type="float" office:value="0.792147579200304" calcext:value-type="float">
            <text:p>0.792</text:p>
          </table:table-cell>
          <table:table-cell office:value-type="float" office:value="0.767210867819236" calcext:value-type="float">
            <text:p>0.7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0"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office:value-type="float" office:value="0" calcext:value-type="float">
            <text:p>0.000</text:p>
          </table:table-cell>
          <table:table-cell office:value-type="float" office:value="0.172827052743399" calcext:value-type="float">
            <text:p>0.17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office:value-type="float" office:value="0.646315998977663" calcext:value-type="float">
            <text:p>0.646</text:p>
          </table:table-cell>
          <table:table-cell office:value-type="float" office:value="0.662729272978506" calcext:value-type="float">
            <text:p>0.66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office:value-type="float" office:value="0.972687348909291" calcext:value-type="float">
            <text:p>0.973</text:p>
          </table:table-cell>
          <table:table-cell office:value-type="float" office:value="0.936040086461798" calcext:value-type="float">
            <text:p>0.93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788042413888195" calcext:value-type="float">
            <text:p>0.788</text:p>
          </table:table-cell>
          <table:table-cell office:value-type="float" office:value="0.249510323474752" calcext:value-type="float">
            <text:p>0.25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office:value-type="float" office:value="0.794318292525807" calcext:value-type="float">
            <text:p>0.794</text:p>
          </table:table-cell>
          <table:table-cell office:value-type="float" office:value="0.862115714238517" calcext:value-type="float">
            <text:p>0.86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office:value-type="float" office:value="0.912548724590408" calcext:value-type="float">
            <text:p>0.913</text:p>
          </table:table-cell>
          <table:table-cell office:value-type="float" office:value="0.976746057890954" calcext:value-type="float">
            <text:p>0.97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office:value-type="float" office:value="0.972769357381167" calcext:value-type="float">
            <text:p>0.973</text:p>
          </table:table-cell>
          <table:table-cell office:value-type="float" office:value="0.91264448273518" calcext:value-type="float">
            <text:p>0.91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office:value-type="float" office:value="0.874204480692285" calcext:value-type="float">
            <text:p>0.874</text:p>
          </table:table-cell>
          <table:table-cell office:value-type="float" office:value="0.850949659498681" calcext:value-type="float">
            <text:p>0.85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office:value-type="float" office:value="0.968783681411782" calcext:value-type="float">
            <text:p>0.969</text:p>
          </table:table-cell>
          <table:table-cell office:value-type="float" office:value="0.948719841176413" calcext:value-type="float">
            <text:p>0.94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office:value-type="float" office:value="0.985806434574787" calcext:value-type="float">
            <text:p>0.986</text:p>
          </table:table-cell>
          <table:table-cell office:value-type="float" office:value="0.966614055479793" calcext:value-type="float">
            <text:p>0.9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office:value-type="float" office:value="0.693589995108174" calcext:value-type="float">
            <text:p>0.694</text:p>
          </table:table-cell>
          <table:table-cell office:value-type="float" office:value="0.703927586848701" calcext:value-type="float">
            <text:p>0.70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office:value-type="float" office:value="0.852678592699611" calcext:value-type="float">
            <text:p>0.853</text:p>
          </table:table-cell>
          <table:table-cell office:value-type="float" office:value="0.918219907248028" calcext:value-type="float">
            <text:p>0.9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77:.C99])" office:value-type="float" office:value="0.694757746974137" calcext:value-type="float">
            <text:p>0.695</text:p>
          </table:table-cell>
          <table:table-cell table:formula="of:=AVERAGE([.D77:.D99])" office:value-type="float" office:value="0.65912442739027" calcext:value-type="float">
            <text:p>0.659</text:p>
          </table:table-cell>
          <table:table-cell table:formula="of:=AVERAGE([.E77:.E99])" office:value-type="float" office:value="0.690858922799972" calcext:value-type="float">
            <text:p>0.691</text:p>
          </table:table-cell>
          <table:table-cell table:formula="of:=AVERAGE([.F77:.F99])" office:value-type="float" office:value="0.637978239398829" calcext:value-type="float">
            <text:p>0.638</text:p>
          </table:table-cell>
          <table:table-cell table:formula="of:=AVERAGE([.G77:.G99])" office:value-type="float" office:value="0.681491917065815" calcext:value-type="float">
            <text:p>0.681</text:p>
          </table:table-cell>
          <table:table-cell table:formula="of:=AVERAGE([.H77:.H99])" office:value-type="float" office:value="0.821682978352811" calcext:value-type="float">
            <text:p>0.822</text:p>
          </table:table-cell>
          <table:table-cell table:formula="of:=AVERAGE([.I77:.I99])" office:value-type="float" office:value="0.729085391636776" calcext:value-type="float">
            <text:p>0.729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1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952822738993" calcext:value-type="float">
            <text:p>0.953</text:p>
          </table:table-cell>
          <table:table-cell office:value-type="float" office:value="0.941125649534585" calcext:value-type="float">
            <text:p>0.94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913680812437381" calcext:value-type="float">
            <text:p>0.914</text:p>
          </table:table-cell>
          <table:table-cell office:value-type="float" office:value="0.887504747932903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913762713774172" calcext:value-type="float">
            <text:p>0.914</text:p>
          </table:table-cell>
          <table:table-cell office:value-type="float" office:value="0.88766830217289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913722539727394" calcext:value-type="float">
            <text:p>0.914</text:p>
          </table:table-cell>
          <table:table-cell office:value-type="float" office:value="0.887730678221643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801990534951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616656057844777" calcext:value-type="float">
            <text:p>0.617</text:p>
          </table:table-cell>
          <table:table-cell office:value-type="float" office:value="0.97216619824212" calcext:value-type="float">
            <text:p>0.97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21663502553706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97813859763908" calcext:value-type="float">
            <text:p>0.898</text:p>
          </table:table-cell>
          <table:table-cell office:value-type="float" office:value="0.802038236026803" calcext:value-type="float">
            <text:p>0.80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793495925672581" calcext:value-type="float">
            <text:p>0.793</text:p>
          </table:table-cell>
          <table:table-cell office:value-type="float" office:value="0.925664165635851" calcext:value-type="float">
            <text:p>0.92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547718223911432" calcext:value-type="float">
            <text:p>0.548</text:p>
          </table:table-cell>
          <table:table-cell office:value-type="float" office:value="0.665988745556615" calcext:value-type="float">
            <text:p>0.66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964625459523212" calcext:value-type="float">
            <text:p>0.965</text:p>
          </table:table-cell>
          <table:table-cell office:value-type="float" office:value="0.96263305817222" calcext:value-type="float">
            <text:p>0.96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36854897692697" calcext:value-type="float">
            <text:p>0.937</text:p>
          </table:table-cell>
          <table:table-cell office:value-type="float" office:value="0.967070105359518" calcext:value-type="float">
            <text:p>0.9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9020090425602" calcext:value-type="float">
            <text:p>0.990</text:p>
          </table:table-cell>
          <table:table-cell office:value-type="float" office:value="0.988917610190189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97096877114134" calcext:value-type="float">
            <text:p>0.897</text:p>
          </table:table-cell>
          <table:table-cell office:value-type="float" office:value="0.864277070142528" calcext:value-type="float">
            <text:p>0.86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26896046222547" calcext:value-type="float">
            <text:p>0.827</text:p>
          </table:table-cell>
          <table:table-cell office:value-type="float" office:value="0.807199929024209" calcext:value-type="float">
            <text:p>0.80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8230275617453" calcext:value-type="float">
            <text:p>0.882</text:p>
          </table:table-cell>
          <table:table-cell office:value-type="float" office:value="0.83029586537632" calcext:value-type="float">
            <text:p>0.83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9759507562579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81995916142491" calcext:value-type="float">
            <text:p>0.820</text:p>
          </table:table-cell>
          <table:table-cell office:value-type="float" office:value="0.793313454293745" calcext:value-type="float">
            <text:p>0.79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836618477819815" calcext:value-type="float">
            <text:p>0.837</text:p>
          </table:table-cell>
          <table:table-cell office:value-type="float" office:value="0.788910855647961" calcext:value-type="float">
            <text:p>0.789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02:.C120])" office:value-type="float" office:value="0.838525240787462" calcext:value-type="float">
            <text:p>0.839</text:p>
          </table:table-cell>
          <table:table-cell table:formula="of:=AVERAGE([.D102:.D120])" office:value-type="float" office:value="0.572887003570377" calcext:value-type="float">
            <text:p>0.573</text:p>
          </table:table-cell>
          <table:table-cell table:formula="of:=AVERAGE([.E102:.E120])" office:value-type="float" office:value="0.709967715621471" calcext:value-type="float">
            <text:p>0.710</text:p>
          </table:table-cell>
          <table:table-cell table:formula="of:=AVERAGE([.F102:.F120])" office:value-type="float" office:value="0.716177181960906" calcext:value-type="float">
            <text:p>0.716</text:p>
          </table:table-cell>
          <table:table-cell table:formula="of:=AVERAGE([.G102:.G120])" office:value-type="float" office:value="0.800731948625815" calcext:value-type="float">
            <text:p>0.801</text:p>
          </table:table-cell>
          <table:table-cell table:formula="of:=AVERAGE([.H102:.H120])" office:value-type="float" office:value="0.868541474792998" calcext:value-type="float">
            <text:p>0.869</text:p>
          </table:table-cell>
          <table:table-cell table:formula="of:=AVERAGE([.I102:.I120])" office:value-type="float" office:value="0.880769542074152" calcext:value-type="float">
            <text:p>0.881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1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52876917787405" calcext:value-type="float">
            <text:p>0.953</text:p>
          </table:table-cell>
          <table:table-cell office:value-type="float" office:value="0.941192879801394" calcext:value-type="float">
            <text:p>0.94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913714089320967" calcext:value-type="float">
            <text:p>0.914</text:p>
          </table:table-cell>
          <table:table-cell office:value-type="float" office:value="0.88751941655037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13870018295865" calcext:value-type="float">
            <text:p>0.914</text:p>
          </table:table-cell>
          <table:table-cell office:value-type="float" office:value="0.887749659188629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913681661262554" calcext:value-type="float">
            <text:p>0.914</text:p>
          </table:table-cell>
          <table:table-cell office:value-type="float" office:value="0.887681703809532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802940555102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155532736562146" calcext:value-type="float">
            <text:p>0.156</text:p>
          </table:table-cell>
          <table:table-cell office:value-type="float" office:value="0.461635944854096" calcext:value-type="float">
            <text:p>0.46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368663739087332" calcext:value-type="float">
            <text:p>0.369</text:p>
          </table:table-cell>
          <table:table-cell office:value-type="float" office:value="0.915427827993816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862325467532041" calcext:value-type="float">
            <text:p>0.862</text:p>
          </table:table-cell>
          <table:table-cell office:value-type="float" office:value="0.787607377564029" calcext:value-type="float">
            <text:p>0.7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796390036850338" calcext:value-type="float">
            <text:p>0.796</text:p>
          </table:table-cell>
          <table:table-cell office:value-type="float" office:value="0.834013268753567" calcext:value-type="float">
            <text:p>0.83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429141445536237" calcext:value-type="float">
            <text:p>0.429</text:p>
          </table:table-cell>
          <table:table-cell office:value-type="float" office:value="0.39872257052837" calcext:value-type="float">
            <text:p>0.39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834042430235323" calcext:value-type="float">
            <text:p>0.834</text:p>
          </table:table-cell>
          <table:table-cell office:value-type="float" office:value="0.803375715373418" calcext:value-type="float">
            <text:p>0.80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33550605835245" calcext:value-type="float">
            <text:p>0.834</text:p>
          </table:table-cell>
          <table:table-cell office:value-type="float" office:value="0.857588185413346" calcext:value-type="float">
            <text:p>0.85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90175614418802" calcext:value-type="float">
            <text:p>0.990</text:p>
          </table:table-cell>
          <table:table-cell office:value-type="float" office:value="0.988305424164373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97445111183217" calcext:value-type="float">
            <text:p>0.897</text:p>
          </table:table-cell>
          <table:table-cell office:value-type="float" office:value="0.847952331512826" calcext:value-type="float">
            <text:p>0.84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820124941438173" calcext:value-type="float">
            <text:p>0.820</text:p>
          </table:table-cell>
          <table:table-cell office:value-type="float" office:value="0.778586908397694" calcext:value-type="float">
            <text:p>0.77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59100915068051" calcext:value-type="float">
            <text:p>0.859</text:p>
          </table:table-cell>
          <table:table-cell office:value-type="float" office:value="0.854288062336527" calcext:value-type="float">
            <text:p>0.85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97171458366678" calcext:value-type="float">
            <text:p>0.897</text:p>
          </table:table-cell>
          <table:table-cell office:value-type="float" office:value="0.868637259461342" calcext:value-type="float">
            <text:p>0.8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806344386576703" calcext:value-type="float">
            <text:p>0.806</text:p>
          </table:table-cell>
          <table:table-cell office:value-type="float" office:value="0.776136364816879" calcext:value-type="float">
            <text:p>0.77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34571969436852" calcext:value-type="float">
            <text:p>0.835</text:p>
          </table:table-cell>
          <table:table-cell office:value-type="float" office:value="0.808591185890752" calcext:value-type="float">
            <text:p>0.809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23:.C141])" office:value-type="float" office:value="0.685153897675998" calcext:value-type="float">
            <text:p>0.685</text:p>
          </table:table-cell>
          <table:table-cell table:formula="of:=AVERAGE([.D123:.D141])" office:value-type="float" office:value="0.540868581530428" calcext:value-type="float">
            <text:p>0.541</text:p>
          </table:table-cell>
          <table:table-cell table:formula="of:=AVERAGE([.E123:.E141])" office:value-type="float" office:value="0.63912047012779" calcext:value-type="float">
            <text:p>0.639</text:p>
          </table:table-cell>
          <table:table-cell table:formula="of:=AVERAGE([.F123:.F141])" office:value-type="float" office:value="0.66348375053919" calcext:value-type="float">
            <text:p>0.663</text:p>
          </table:table-cell>
          <table:table-cell table:formula="of:=AVERAGE([.G123:.G141])" office:value-type="float" office:value="0.686322032136822" calcext:value-type="float">
            <text:p>0.686</text:p>
          </table:table-cell>
          <table:table-cell table:formula="of:=AVERAGE([.H123:.H141])" office:value-type="float" office:value="0.792501393965738" calcext:value-type="float">
            <text:p>0.793</text:p>
          </table:table-cell>
          <table:table-cell table:formula="of:=AVERAGE([.I123:.I141])" office:value-type="float" office:value="0.819110024663971" calcext:value-type="float">
            <text:p>0.819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1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91381410015891" calcext:value-type="float">
            <text:p>0.914</text:p>
          </table:table-cell>
          <table:table-cell office:value-type="float" office:value="0.88757480959138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office:value-type="float" office:value="0.915576688979158" calcext:value-type="float">
            <text:p>0.916</text:p>
          </table:table-cell>
          <table:table-cell office:value-type="float" office:value="0.533850300314795" calcext:value-type="float">
            <text:p>0.53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904019876976374" calcext:value-type="float">
            <text:p>0.904</text:p>
          </table:table-cell>
          <table:table-cell office:value-type="float" office:value="0.887632232515451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803259767022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15429784225571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office:value-type="float" office:value="0.530828505307507" calcext:value-type="float">
            <text:p>0.53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739555260793644" calcext:value-type="float">
            <text:p>0.740</text:p>
          </table:table-cell>
          <table:table-cell office:value-type="float" office:value="0.822078859034199" calcext:value-type="float">
            <text:p>0.82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300381714865817" calcext:value-type="float">
            <text:p>0.300</text:p>
          </table:table-cell>
          <table:table-cell office:value-type="float" office:value="0.265117194850397" calcext:value-type="float">
            <text:p>0.26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390639924446226" calcext:value-type="float">
            <text:p>0.391</text:p>
          </table:table-cell>
          <table:table-cell office:value-type="float" office:value="0.320191402890156" calcext:value-type="float">
            <text:p>0.32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08746349568469" calcext:value-type="float">
            <text:p>0.809</text:p>
          </table:table-cell>
          <table:table-cell office:value-type="float" office:value="0.821957265367136" calcext:value-type="float">
            <text:p>0.82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85049232041241" calcext:value-type="float">
            <text:p>0.985</text:p>
          </table:table-cell>
          <table:table-cell office:value-type="float" office:value="0.969143981739737" calcext:value-type="float">
            <text:p>0.9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870778068682739" calcext:value-type="float">
            <text:p>0.871</text:p>
          </table:table-cell>
          <table:table-cell office:value-type="float" office:value="0.789301667969673" calcext:value-type="float">
            <text:p>0.7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99155244008961" calcext:value-type="float">
            <text:p>0.799</text:p>
          </table:table-cell>
          <table:table-cell office:value-type="float" office:value="0.726615916700495" calcext:value-type="float">
            <text:p>0.72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865196742085997" calcext:value-type="float">
            <text:p>0.865</text:p>
          </table:table-cell>
          <table:table-cell office:value-type="float" office:value="0.831917544649223" calcext:value-type="float">
            <text:p>0.8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95487601749007" calcext:value-type="float">
            <text:p>0.895</text:p>
          </table:table-cell>
          <table:table-cell office:value-type="float" office:value="0.859591576946189" calcext:value-type="float">
            <text:p>0.86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737896546577328" calcext:value-type="float">
            <text:p>0.738</text:p>
          </table:table-cell>
          <table:table-cell office:value-type="float" office:value="0.694702910754302" calcext:value-type="float">
            <text:p>0.69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704882511342677" calcext:value-type="float">
            <text:p>0.705</text:p>
          </table:table-cell>
          <table:table-cell office:value-type="float" office:value="0.81080253454188" calcext:value-type="float">
            <text:p>0.81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44:.C162])" office:value-type="float" office:value="0.626042989241545" calcext:value-type="float">
            <text:p>0.626</text:p>
          </table:table-cell>
          <table:table-cell table:formula="of:=AVERAGE([.D144:.D162])" office:value-type="float" office:value="0.463581000633658" calcext:value-type="float">
            <text:p>0.464</text:p>
          </table:table-cell>
          <table:table-cell table:formula="of:=AVERAGE([.E144:.E162])" office:value-type="float" office:value="0.5135006461974" calcext:value-type="float">
            <text:p>0.514</text:p>
          </table:table-cell>
          <table:table-cell table:formula="of:=AVERAGE([.F144:.F162])" office:value-type="float" office:value="0.576444871743271" calcext:value-type="float">
            <text:p>0.576</text:p>
          </table:table-cell>
          <table:table-cell table:formula="of:=AVERAGE([.G144:.G162])" office:value-type="float" office:value="0.587243569753631" calcext:value-type="float">
            <text:p>0.587</text:p>
          </table:table-cell>
          <table:table-cell table:formula="of:=AVERAGE([.H144:.H162])" office:value-type="float" office:value="0.71412359683502" calcext:value-type="float">
            <text:p>0.714</text:p>
          </table:table-cell>
          <table:table-cell table:formula="of:=AVERAGE([.I144:.I162])" office:value-type="float" office:value="0.667749442180669" calcext:value-type="float">
            <text:p>0.668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1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7"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office:value-type="float" office:value="0.913759652540416" calcext:value-type="float">
            <text:p>0.914</text:p>
          </table:table-cell>
          <table:table-cell office:value-type="float" office:value="0.887668221235934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7"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office:value-type="float" office:value="0.913693218205887" calcext:value-type="float">
            <text:p>0.914</text:p>
          </table:table-cell>
          <table:table-cell office:value-type="float" office:value="0.8876557861729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office:value-type="float" office:value="0.978805055949489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15434833813036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office:value-type="float" office:value="0.787291537428123" calcext:value-type="float">
            <text:p>0.787</text:p>
          </table:table-cell>
          <table:table-cell office:value-type="float" office:value="0.526906623030394" calcext:value-type="float">
            <text:p>0.52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office:value-type="float" office:value="0.741028815013646" calcext:value-type="float">
            <text:p>0.741</text:p>
          </table:table-cell>
          <table:table-cell office:value-type="float" office:value="0.815523024878312" calcext:value-type="float">
            <text:p>0.81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office:value-type="float" office:value="0.253687816998703" calcext:value-type="float">
            <text:p>0.254</text:p>
          </table:table-cell>
          <table:table-cell office:value-type="float" office:value="0.104394791047732" calcext:value-type="float">
            <text:p>0.10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office:value-type="float" office:value="0.299546051524174" calcext:value-type="float">
            <text:p>0.300</text:p>
          </table:table-cell>
          <table:table-cell office:value-type="float" office:value="0.184376174400228" calcext:value-type="float">
            <text:p>0.18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office:value-type="float" office:value="0.686835693909629" calcext:value-type="float">
            <text:p>0.687</text:p>
          </table:table-cell>
          <table:table-cell office:value-type="float" office:value="0.795990711497009" calcext:value-type="float">
            <text:p>0.7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office:value-type="float" office:value="0.937692010902517" calcext:value-type="float">
            <text:p>0.938</text:p>
          </table:table-cell>
          <table:table-cell office:value-type="float" office:value="0.909789468919988" calcext:value-type="float">
            <text:p>0.91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816492417085727" calcext:value-type="float">
            <text:p>0.816</text:p>
          </table:table-cell>
          <table:table-cell office:value-type="float" office:value="0.69445178405184" calcext:value-type="float">
            <text:p>0.69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office:value-type="float" office:value="0.753523765992981" calcext:value-type="float">
            <text:p>0.754</text:p>
          </table:table-cell>
          <table:table-cell office:value-type="float" office:value="0.485047342238202" calcext:value-type="float">
            <text:p>0.48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855928282364339" calcext:value-type="float">
            <text:p>0.856</text:p>
          </table:table-cell>
          <table:table-cell office:value-type="float" office:value="0.757424863208646" calcext:value-type="float">
            <text:p>0.75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office:value-type="float" office:value="0.811220764075205" calcext:value-type="float">
            <text:p>0.811</text:p>
          </table:table-cell>
          <table:table-cell office:value-type="float" office:value="0.814615393480061" calcext:value-type="float">
            <text:p>0.8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office:value-type="float" office:value="0.121864712636722" calcext:value-type="float">
            <text:p>0.122</text:p>
          </table:table-cell>
          <table:table-cell office:value-type="float" office:value="0.545787080669365" calcext:value-type="float">
            <text:p>0.54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office:value-type="float" office:value="0.0539966948011296" calcext:value-type="float">
            <text:p>0.054</text:p>
          </table:table-cell>
          <table:table-cell office:value-type="float" office:value="0.50345116335767" calcext:value-type="float">
            <text:p>0.5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65:.C183])" office:value-type="float" office:value="0.557853642479481" calcext:value-type="float">
            <text:p>0.558</text:p>
          </table:table-cell>
          <table:table-cell table:formula="of:=AVERAGE([.D165:.D183])" office:value-type="float" office:value="0.382739550941917" calcext:value-type="float">
            <text:p>0.383</text:p>
          </table:table-cell>
          <table:table-cell table:formula="of:=AVERAGE([.E165:.E183])" office:value-type="float" office:value="0.392461530362589" calcext:value-type="float">
            <text:p>0.392</text:p>
          </table:table-cell>
          <table:table-cell table:formula="of:=AVERAGE([.F165:.F183])" office:value-type="float" office:value="0.493618889636758" calcext:value-type="float">
            <text:p>0.494</text:p>
          </table:table-cell>
          <table:table-cell table:formula="of:=AVERAGE([.G165:.G183])" office:value-type="float" office:value="0.497864463574022" calcext:value-type="float">
            <text:p>0.498</text:p>
          </table:table-cell>
          <table:table-cell table:formula="of:=AVERAGE([.H165:.H183])" office:value-type="float" office:value="0.522387709969931" calcext:value-type="float">
            <text:p>0.522</text:p>
          </table:table-cell>
          <table:table-cell table:formula="of:=AVERAGE([.I165:.I183])" office:value-type="float" office:value="0.568768239070378" calcext:value-type="float">
            <text:p>0.569</text:p>
          </table:table-cell>
          <table:table-cell table:number-columns-repeated="6"/>
        </table:table-row>
        <table:table-row table:style-name="ro2" table:number-rows-repeated="104839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 style:data-style-name="N2" text:time-value="14:17:16.14520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5H58M24S</meta:editing-duration>
    <meta:editing-cycles>27</meta:editing-cycles>
    <meta:generator>LibreOffice/5.1.6.2$Linux_X86_64 LibreOffice_project/10m0$Build-2</meta:generator>
    <dc:date>2020-01-17T15:25:16.172122251</dc:date>
    <meta:document-statistic meta:table-count="4" meta:cell-count="4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J3:Middle_term_Scalability.O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J4:Middle_term_Scalability.J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8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9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series chart:style-name="ch10" chart:values-cell-range-address="Middle_term_Scalability.N4:Middle_term_Scalability.N7" chart:label-cell-address="Middle_term_Scalability.N3:Middle_term_Scalability.N3" chart:class="chart:line">
            <chart:data-point chart:repeated="4"/>
          </chart:series>
          <chart:series chart:style-name="ch11" chart:values-cell-range-address="Middle_term_Scalability.O4:Middle_term_Scalability.O7" chart:label-cell-address="Middle_term_Scalability.O3:Middle_term_Scalability.O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K3:Middle_term_Scalability.K3</svg:desc>
                </draw:g>
              </table:table-cell>
              <table:table-cell office:value-type="string">
                <text:p>NSGA-II</text:p>
                <draw:g>
                  <svg:desc>Middle_term_Scalability.L3:Middle_term_Scalability.L3</svg:desc>
                </draw:g>
              </table:table-cell>
              <table:table-cell office:value-type="string">
                <text:p>NSGA-III</text:p>
                <draw:g>
                  <svg:desc>Middle_term_Scalability.M3:Middle_term_Scalability.M3</svg:desc>
                </draw:g>
              </table:table-cell>
              <table:table-cell office:value-type="string">
                <text:p>R2-EMOA</text:p>
                <draw:g>
                  <svg:desc>Middle_term_Scalability.N3:Middle_term_Scalability.N3</svg:desc>
                </draw:g>
              </table:table-cell>
              <table:table-cell office:value-type="string">
                <text:p>VSD-MOEA/D</text:p>
                <draw:g>
                  <svg:desc>Middle_term_Scalability.O3:Middle_term_Scalability.O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J4:Middle_term_Scalability.J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K4:Middle_term_Scalability.K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L4:Middle_term_Scalability.L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M4:Middle_term_Scalability.M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N4:Middle_term_Scalability.N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O4:Middle_term_Scalability.O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J46:Middle_term_Scalability.O50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Middle_term_Scalability.J47:Middle_term_Scalability.J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7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8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series chart:style-name="ch9" chart:values-cell-range-address="Middle_term_Scalability.N47:Middle_term_Scalability.N50" chart:label-cell-address="Middle_term_Scalability.N46:Middle_term_Scalability.N46" chart:class="chart:line">
            <chart:data-point chart:repeated="4"/>
          </chart:series>
          <chart:series chart:style-name="ch10" chart:values-cell-range-address="Middle_term_Scalability.O47:Middle_term_Scalability.O50" chart:label-cell-address="Middle_term_Scalability.O46:Middle_term_Scalability.O4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K46:Middle_term_Scalability.K46</svg:desc>
                </draw:g>
              </table:table-cell>
              <table:table-cell office:value-type="string">
                <text:p>NSGA-II</text:p>
                <draw:g>
                  <svg:desc>Middle_term_Scalability.L46:Middle_term_Scalability.L46</svg:desc>
                </draw:g>
              </table:table-cell>
              <table:table-cell office:value-type="string">
                <text:p>NSGA-III</text:p>
                <draw:g>
                  <svg:desc>Middle_term_Scalability.M46:Middle_term_Scalability.M46</svg:desc>
                </draw:g>
              </table:table-cell>
              <table:table-cell office:value-type="string">
                <text:p>R2-EMOA</text:p>
                <draw:g>
                  <svg:desc>Middle_term_Scalability.N46:Middle_term_Scalability.N46</svg:desc>
                </draw:g>
              </table:table-cell>
              <table:table-cell office:value-type="string">
                <text:p>VSD-MOEA/D</text:p>
                <draw:g>
                  <svg:desc>Middle_term_Scalability.O46:Middle_term_Scalability.O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J47:Middle_term_Scalability.J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K47:Middle_term_Scalability.K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L47:Middle_term_Scalability.L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M47:Middle_term_Scalability.M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N47:Middle_term_Scalability.N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O47:Middle_term_Scalability.O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